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frame-display-scrollbar="true" draw:frame-display-border="true"/>
    </style:style>
  </office:automatic-styles>
  <office:body>
    <office:drawing>
      <draw:page draw:name="page1" draw:style-name="dp1" draw:master-page-name="Default">
        <draw:frame draw:style-name="gr1" draw:layer="layout" svg:width="9.999cm" svg:height="9.999cm" svg:x="5.5cm" svg:y="9.85cm">
          <draw:floating-frame xlink:href="../../../../../../../Floating%20Frame" xlink:type="simple" xlink:show="embed" xlink:actuate="onLoad" draw:frame-name="Floating Frame"/>
        </draw:frame>
      </draw:page>
      <draw:page draw:name="page2" draw:style-name="dp1" draw:master-page-name="Default">
        <draw:frame draw:style-name="gr1" draw:layer="layout" svg:width="9.999cm" svg:height="9.999cm" svg:x="5.5cm" svg:y="9.85cm">
          <draw:floating-frame xlink:href="../../../../../../../Floating%20Frame" xlink:type="simple" xlink:show="embed" xlink:actuate="onLoad" draw:frame-name="Floating Frame"/>
        </draw:frame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20_1" style:display-name="Default 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18.87</meta:creation-date>
    <meta:editing-duration>PT00H33M17S</meta:editing-duration>
    <meta:editing-cycles>4</meta:editing-cycles>
    <meta:generator>OpenOffice.org/3.2$Win32 OpenOffice.org_project/320m12$Build-9483</meta:generator>
    <dc:date>2012-05-27T12:15:02.56</dc:date>
    <dc:creator>Sam Bennet</dc:creator>
    <meta:document-statistic meta:object-count="2"/>
  </office:meta>
</office:document-meta>
</file>